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39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9" office:value-type="string" calcext:value-type="string">
            <text:p>買値</text:p>
          </table:table-cell>
          <table:table-cell table:style-name="ce39" office:value-type="string" calcext:value-type="string">
            <text:p>売値</text:p>
          </table:table-cell>
          <table:table-cell table:style-name="ce39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2" calcext:value-type="date">
            <text:p>2024/02/22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3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00/00/00</text:date>, <text:time style:data-style-name="N2" text:time-value="08:26:23.15402485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21T15:12:21.758520991</dc:date>
    <meta:editing-duration>P21DT3H36M34S</meta:editing-duration>
    <meta:editing-cycles>2044</meta:editing-cycles>
    <meta:document-statistic meta:table-count="2" meta:cell-count="3700" meta:object-count="0"/>
  </office:meta>
</office:document-meta>
</file>